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list-style-name="Numbering_20_1"/>
    <style:style style:name="P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8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513344" text:style-name="Outline">
        <text:list-item>
          <text:h text:style-name="Heading_20_1"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text:s text:c="2"/>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text:s text:c="2"/>&lt;NOT&gt;</text:p>
      <text:p text:style-name="Code_20_block"><text:s text:c="4"/>&lt;Equal ignoreCase="true" valueType="string"&gt;</text:p>
      <text:p text:style-name="Code_20_block"><text:s text:c="6"/>&lt;Property&gt;some.property&lt;/Property&gt;</text:p>
      <text:p text:style-name="Code_20_block"><text:s text:c="6"/>&lt;Value&gt;some value here&lt;/Value&gt;</text:p>
      <text:p text:style-name="Code_20_block"><text:s text:c="4"/>&lt;/Equal&gt;</text:p>
      <text:p text:style-name="Code_20_block"><text:s text:c="2"/>&lt;/NOT&gt;</text:p>
      <text:list xml:id="list35668241"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text:s text:c="2"/>policy = policy1.and(policy2).and(policy3);</text:p>
      <text:p text:style-name="Code_20_block"><text:s text:c="2"/>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text:s text:c="2"/>&lt;AND&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AND&gt;</text:p>
      <text:list xml:id="list35673190"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text:s text:c="2"/>policy = policy1.or(policy2).or(policy3);</text:p>
      <text:p text:style-name="Code_20_block"><text:s text:c="2"/>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text:s text:c="2"/>&lt;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oft-page-brea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OR&gt;</text:p>
      <text:list xml:id="list35685559"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text:s text:c="2"/>policy = policy1.xor(policy2).xor(policy3);</text:p>
      <text:p text:style-name="Code_20_block"><text:s text:c="2"/>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text:s text:c="2"/>&lt;X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XOR&gt;</text:p>
      <text:list xml:id="list35676162"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text:s text:c="2"/>Equal(String propertyName, boolean ignoreCase, String value)</text:p>
      <text:p text:style-name="Code_20_block"><text:s text:c="2"/>Equal(String propertyName, double value)</text:p>
      <text:p text:style-name="Code_20_block"><text:s text:c="2"/>Equal(String propertyName, boolean value)</text:p>
      <text:p text:style-name="Standard">Usage:</text:p>
      <text:p text:style-name="Code_20_block"><text:s text:c="2"/>policy = new Equal("some.property", true, "some_value");</text:p>
      <text:p text:style-name="Code_20_block"><text:s text:c="2"/>policy = new Equal("some.property", 15);</text:p>
      <text:p text:style-name="Code_20_block"><text:s text:c="2"/>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list xml:id="list35669982"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text:soft-page-break/></text:p>
      <text:p text:style-name="Standard">Class name: <text:span text:style-name="T1">org.jppf.node.policy.LessThan</text:span></text:p>
      <text:p text:style-name="Standard">Constructor:</text:p>
      <text:p text:style-name="Code_20_block"><text:s text:c="2"/>LessThan(String propertyName, double value)</text:p>
      <text:p text:style-name="Standard">Usage:</text:p>
      <text:p text:style-name="Code_20_block"><text:s text:c="2"/>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LessThan&gt;</text:p>
      <text:p text:style-name="Code_20_block"><text:s text:c="4"/>&lt;Property&gt;some.property&lt;/Property&gt;</text:p>
      <text:p text:style-name="Code_20_block"><text:s text:c="4"/>&lt;Value&gt;15.50&lt;/Value&gt;</text:p>
      <text:p text:style-name="Code_20_block"><text:s text:c="2"/>&lt;/LessThan&gt;</text:p>
      <text:list xml:id="list35661779"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text:s text:c="2"/>AtMost(String propertyName, double value)</text:p>
      <text:p text:style-name="Standard">Usage:</text:p>
      <text:p text:style-name="Code_20_block"><text:s text:c="2"/>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Most&gt;</text:p>
      <text:p text:style-name="Code_20_block"><text:s text:c="4"/>&lt;Property&gt;some.property&lt;/Property&gt;</text:p>
      <text:p text:style-name="Code_20_block"><text:s text:c="4"/>&lt;Value&gt;15.49&lt;/Value&gt;</text:p>
      <text:p text:style-name="Code_20_block"><text:s text:c="2"/>&lt;/AtMost&gt;</text:p>
      <text:list xml:id="list35681112"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text:s text:c="2"/>MoreThan(String propertyName, double value)</text:p>
      <text:p text:style-name="Standard">Usage:</text:p>
      <text:p text:style-name="Code_20_block"><text:s text:c="2"/>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MoreThan&gt;</text:p>
      <text:p text:style-name="Code_20_block"><text:s text:c="4"/>&lt;Property&gt;some.property&lt;/Property&gt;</text:p>
      <text:p text:style-name="Code_20_block"><text:s text:c="4"/>&lt;Value&gt;15.50&lt;/Value&gt;</text:p>
      <text:p text:style-name="Code_20_block"><text:s text:c="2"/>&lt;/MoreThan&gt;</text:p>
      <text:list xml:id="list35682506"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text:s text:c="2"/>AtLeast(String propertyName, double value)</text:p>
      <text:p text:style-name="Standard">Usage:</text:p>
      <text:p text:style-name="Code_20_block"><text:s text:c="2"/>policy = new AtLeast("some.property", 15.51);</text:p>
      <text:p text:style-name="Standard"><text:soft-page-break/></text:p>
      <text:p text:style-name="Standard">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Least&gt;</text:p>
      <text:p text:style-name="Code_20_block"><text:s text:c="4"/>&lt;Property&gt;some.property&lt;/Property&gt;</text:p>
      <text:p text:style-name="Code_20_block"><text:s text:c="4"/>&lt;Value&gt;15.51&lt;/Value&gt;</text:p>
      <text:p text:style-name="Code_20_block"><text:s text:c="2"/>&lt;/AtLeast&gt;</text:p>
      <text:list xml:id="list35680737"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text:s text:c="2"/>BetweenII(String propertyName, double a, double b)</text:p>
      <text:p text:style-name="Standard">Usage:</text:p>
      <text:p text:style-name="Code_20_block"><text:s text:c="2"/>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I&gt;</text:p>
      <text:list xml:id="list35677705"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text:s text:c="2"/>BetweenIE(String propertyName, double a, double b)</text:p>
      <text:p text:style-name="Standard">Usage:</text:p>
      <text:p text:style-name="Code_20_block"><text:s text:c="2"/>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E&gt;</text:p>
      <text:list xml:id="list35665975"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text:s text:c="2"/>BetweenEI(String propertyName, double a, double b)</text:p>
      <text:p text:style-name="Standard">Usage:</text:p>
      <text:p text:style-name="Code_20_block"><text:s text:c="2"/>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oft-page-break/><text:s text:c="2"/>&lt;Value&gt; : the bounds of the interval, min = 2, max = 2</text:p>
      <text:p text:style-name="Standard">Usage:</text:p>
      <text:p text:style-name="Code_20_block"><text:s text:c="2"/>&lt;BetweenE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I&gt;</text:p>
      <text:list xml:id="list35688176"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text:s text:c="2"/>BetweenEE(String propertyName, double a, double b)</text:p>
      <text:p text:style-name="Standard">Usage:</text:p>
      <text:p text:style-name="Code_20_block"><text:s text:c="2"/>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E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E&gt;</text:p>
      <text:list xml:id="list35673971"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text:s text:c="2"/>Contains(String propertyName, boolean ignoreCase, String value)</text:p>
      <text:p text:style-name="Standard">Usage:</text:p>
      <text:p text:style-name="Code_20_block"><text:s text:c="2"/>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text:s text:c="2"/>&lt;Contains ignoreCase="true"&gt;</text:p>
      <text:p text:style-name="Code_20_block"><text:s text:c="4"/>&lt;Property&gt;some.property&lt;/Property&gt;</text:p>
      <text:p text:style-name="Code_20_block"><text:s text:c="4"/>&lt;Value&gt;some substring&lt;/Value&gt;</text:p>
      <text:p text:style-name="Code_20_block"><text:s text:c="2"/>&lt;/Contains&gt;</text:p>
      <text:list xml:id="list35666592"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text:s text:c="2"/>OneOf(String propertyName, boolean ignoreCase, String...values)</text:p>
      <text:p text:style-name="Code_20_block"><text:s text:c="2"/>OneOf(String propertyName, double...values)</text:p>
      <text:p text:style-name="Standard">Usage:</text:p>
      <text:p text:style-name="Code_20_block"><text:s text:c="2"/>policy = new OneOf("user.language", true, "en", "fr", "it");</text:p>
      <text:p text:style-name="Code_20_block"><text:s text:c="2"/>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text:soft-page-break/>Nested elements:</text:p>
      <text:p text:style-name="Standard"><text:s text:c="2"/>&lt;Property&gt; : name of a node property, min = 1, max = 1</text:p>
      <text:p text:style-name="Standard"><text:s text:c="2"/>&lt;Value&gt; : substring to lookup, min = 1, max = unbounded</text:p>
      <text:p text:style-name="Standard">Usage:</text:p>
      <text:p text:style-name="Code_20_block"><text:s text:c="2"/>&lt;OneOf ignoreCase="true"&gt;</text:p>
      <text:p text:style-name="Code_20_block"><text:s text:c="4"/>&lt;Property&gt;user.language&lt;/Property&gt;</text:p>
      <text:p text:style-name="Code_20_block"><text:s text:c="4"/>&lt;Value&gt;en&lt;/Value&gt;</text:p>
      <text:p text:style-name="Code_20_block"><text:s text:c="4"/>&lt;Value&gt;fr&lt;/Value&gt;</text:p>
      <text:p text:style-name="Code_20_block"><text:s text:c="4"/>&lt;Value&gt;it&lt;/Value&gt;</text:p>
      <text:p text:style-name="Code_20_block"><text:s text:c="2"/>&lt;/OneOf&gt;</text:p>
      <text:list xml:id="list35664618"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wnload.oracle.com/javase/6/docs/api/index.html?java/util/regex/Pattern.html">Java regular expression patterns</text:a>.</text:p>
      <text:p text:style-name="Standard"/>
      <text:p text:style-name="Standard">Class name: <text:span text:style-name="T1">org.jppf.node.policy.RegExp</text:span></text:p>
      <text:p text:style-name="Standard">Constructor:</text:p>
      <text:p text:style-name="Code_20_block"><text:s text:c="2"/>RegExp(String propertyName, String pattern)</text:p>
      <text:p text:style-name="Standard">Usage:</text:p>
      <text:p text:style-name="Code_20_block"><text:s text:c="2"/>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text:s text:c="2"/>&lt;RegExp&gt;</text:p>
      <text:p text:style-name="Code_20_block"><text:s text:c="4"/>&lt;Property&gt;some.property&lt;/Property&gt;</text:p>
      <text:p text:style-name="Code_20_block"><text:s text:c="4"/>&lt;Value&gt;a*z&lt;/Value&gt;</text:p>
      <text:p text:style-name="Code_20_block"><text:s text:c="2"/>&lt;/RegExp&gt;</text:p>
      <text:list xml:id="list35691723"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text:s text:c="2"/>MySubclassOfCustomPolicy(String...args)</text:p>
      <text:p text:style-name="Standard">Usage:</text:p>
      <text:p text:style-name="Code_20_block"><text:s text:c="2"/>policy = new MySubclassOfCustomPolicy("arg 1", "arg 2", "arg 3");</text:p>
      <text:p text:style-name="Standard"/>
      <text:p text:style-name="Standard">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text:s text:c="2"/>&lt;CustomRule class="my.sample.MySubclassOfCustomPolicy"&gt;</text:p>
      <text:p text:style-name="Code_20_block"><text:s text:c="4"/>&lt;Arg&gt;arg 1&lt;/Arg&gt;</text:p>
      <text:p text:style-name="Code_20_block"><text:s text:c="4"/>&lt;Arg&gt;arg 2&lt;/Arg&gt;</text:p>
      <text:p text:style-name="Code_20_block"><text:s text:c="4"/>&lt;Arg&gt;arg 3&lt;/Arg&gt;</text:p>
      <text:p text:style-name="Code_20_block"><text:s text:c="2"/>&lt;/CustomRule&gt;</text:p>
      <text:p text:style-name="Standard"/>
      <text:list xml:id="list35683932" text:continue-numbering="true" text:style-name="Outline">
        <text:list-item>
          <text:list>
            <text:list-item>
              <text:h text:style-name="P4" text:outline-level="2">Node properties</text:h>
              <text:list>
                <text:list-item>
                  <text:h text:style-name="Heading_20_3" text:outline-level="3">Related APIs</text:h>
                </text:list-item>
              </text:list>
            </text:list-item>
          </text:list>
        </text:list-item>
      </text:list>
      <text:p text:style-name="Standard"/>
      <text:p text:style-name="P1">All node properties can be obtained using the <text:span text:style-name="Code_20_char">JPPFSystemInformation</text:span> class. This is what is sent to any execution policy object when its <text:a xlink:type="simple" xlink:href="http://www.jppf.org/api-3/org/jppf/node/policy/ExecutionPolicy.html#accepts(org.jppf.management.JPPFSystemInformation)"><text:span text:style-name="Code_20_char">accepts(JPPFSystemInformation)</text:span></text:a> method is called to evaluate the policy against a specific node. As <text:span text:style-name="Code_20_char">JPPFSystemInformation</text:span> encapsulates several sets of properties, the <text:span text:style-name="Code_20_char">ExecutionPolicy</text:span> class provides a method <text:a xlink:type="simple" xlink:href="http://www.jppf.org/api-3/org/jppf/node/policy/ExecutionPolicy.html#getProperty(org.jppf.management.JPPFSystemInformation, java.lang.String)"><text:span text:style-name="Code_20_char">getProperty(JPPFSystemInformation, String)</text:span></text:a> that will lookup a specified property in the following order:</text:p>
      <text:p text:style-name="Standard"/>
      <text:list xml:id="list35495249" text:style-name="Numbering_20_1">
        <text:list-item>
          <text:p text:style-name="P3">in JPPFSystemInformation.getJppf() : JPPF configuration properties</text:p>
        </text:list-item>
        <text:list-item>
          <text:p text:style-name="P3">in JPPFSystemInformation.getSystem() : system properties</text:p>
        </text:list-item>
        <text:list-item>
          <text:p text:style-name="P3">in JPPFSystemInformation.getEnv() : environment variables</text:p>
        </text:list-item>
        <text:list-item>
          <text:p text:style-name="P3">in JPPFSystemInformation.getNetwork() : IPV4 and IPV6 addresses assigned to the node</text:p>
        </text:list-item>
        <text:list-item>
          <text:p text:style-name="P3">in JPPFSystemInformation.getRuntime() : runtime properties</text:p>
        </text:list-item>
        <text:list-item>
          <text:p text:style-name="P3">in JPPFSystemInformation.getStorage() : storage space properties</text:p>
        </text:list-item>
      </text:list>
      <text:list xml:id="list35681732" text:continue-list="list35683932" text:style-name="Outline">
        <text:list-item>
          <text:list>
            <text:list-item>
              <text:list>
                <text:list-item>
                  <text:h text:style-name="Heading_20_3" text:outline-level="3">JPPF configuration properties</text:h>
                </text:list-item>
              </text:list>
            </text:list-item>
          </text:list>
        </text:list-item>
      </text:list>
      <text:p text:style-name="Standard">The JPPF properties are all the properties defined in the node's JPPF configuration file.</text:p>
      <text:p text:style-name="Standard"/>
      <text:p text:style-name="Standard">Related APIs:</text:p>
      <text:p text:style-name="Standard"/>
      <text:p text:style-name="Standard"><text:a xlink:type="simple" xlink:href="http://www.jppf.org/api-3/org/jppf/management/JPPFSystemInformation.html#getJppf()"><text:span text:style-name="Code_20_char"><text:span text:style-name="T1">JPPFSystemInformation.getJppf()</text:span></text:span></text:a></text:p>
      <text:p text:style-name="Standard"><text:a xlink:type="simple" xlink:href="http://www.jppf.org/api-3/org/jppf/utils/JPPFConfiguration.html#getProperties()"><text:span text:style-name="Code_20_char"><text:span text:style-name="T1">JPPFConfiguration.getProperties()</text:span></text:span></text:a></text:p>
      <text:list xml:id="list35687987"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3/org/jppf/management/JPPFSystemInformation.html#getSystem()"><text:span text:style-name="Code_20_char"><text:span text:style-name="T1">JPPFSystemInformation.getSystem()</text:span></text:span></text:a></text:p>
      <text:p text:style-name="Standard"><text:a xlink:type="simple" xlink:href="http://www.jppf.org/api-3/org/jppf/utils/SystemUtils.html#getSystemProperties()"><text:span text:style-name="Code_20_char"><text:span text:style-name="T1">SystemUtils.getSystemProperties()</text:span></text:span></text:a></text:p>
      <text:p text:style-name="Standard"><text:a xlink:type="simple" xlink:href="http://download.oracle.com/javase/6/docs/api/java/lang/System.html#getProperties()"><text:span text:style-name="Code_20_char"><text:span text:style-name="T1">java.lang.System.getProperties()</text:span></text:span></text:a></text:p>
      <text:list xml:id="list35688480"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3/org/jppf/management/JPPFSystemInformation.html#getEnv()"><text:span text:style-name="Code_20_char"><text:span text:style-name="T1">JPPFSystemInformation.getEnv()</text:span></text:span></text:a></text:p>
      <text:p text:style-name="Standard"><text:a xlink:type="simple" xlink:href="http://www.jppf.org/api-3/org/jppf/utils/SystemUtils.html#getEnvironment()"><text:span text:style-name="Code_20_char"><text:span text:style-name="T1">SystemUtils.getEnvironment()</text:span></text:span></text:a></text:p>
      <text:p text:style-name="Standard"><text:a xlink:type="simple" xlink:href="http://download.oracle.com/javase/6/docs/api/java/lang/System.html#getenv()"><text:span text:style-name="Code_20_char"><text:span text:style-name="T1">java.lang.System.getenv()</text:span></text:span></text:a></text:p>
      <text:list xml:id="list35689249"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3/org/jppf/management/JPPFSystemInformation.html#getRuntime()"><text:span text:style-name="Code_20_char"><text:span text:style-name="T1">JPPFSystemInformation.getRuntime()</text:span></text:span></text:a></text:p>
      <text:p text:style-name="Standard"><text:a xlink:type="simple" xlink:href="http://www.jppf.org/api-3/org/jppf/utils/SystemUtils.html#getRuntimeInformation()"><text:span text:style-name="Code_20_char"><text:span text:style-name="T1">SystemUtils.getRuntimeInformation()</text:span></text:span></text:a></text:p>
      <text:p text:style-name="Standard"><text:a xlink:type="simple" xlink:href="http://download.oracle.com/javase/6/docs/api/index.html?java/lang/Runtime.html"><text:span text:style-name="Code_20_char"><text:span text:style-name="T1">java.lang.Runtime</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Standard"/>
      <text:p text:style-name="P1"><text:span text:style-name="T2">Note</text:span>: <text:span text:style-name="Code_20_char"><text:span text:style-name="T4">totalMemory</text:span></text:span><text:span text:style-name="T3"> and </text:span><text:span text:style-name="Code_20_char"><text:span text:style-name="T4">freeMemory</text:span></text:span><text:span text:style-name="T3"> are the values taken when the node first connected to the JPPF server. They </text:span><text:soft-page-break/><text:span text:style-name="T3">may have changed subsequently and should therefore only be used with appropriate precautions</text:span>.</text:p>
      <text:list xml:id="list35680371"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3/org/jppf/management/JPPFSystemInformation.html#getNetwork()"><text:span text:style-name="Code_20_char"><text:span text:style-name="T1">JPPFSystemInformation.getNetwork()</text:span></text:span></text:a></text:p>
      <text:p text:style-name="Standard"><text:a xlink:type="simple" xlink:href="http://www.jppf.org/api-3/org/jppf/utils/SystemUtils.html#getNetwork()"><text:span text:style-name="Code_20_char"><text:span text:style-name="T1">SystemUtils.getNetwork()</text:span></text:span></text:a></text:p>
      <text:p text:style-name="Standard"><text:a xlink:type="simple" xlink:href="http://download.oracle.com/javase/6/docs/api/index.html?java/net/NetworkInterface.html"><text:span text:style-name="Code_20_char"><text:span text:style-name="T1">java.net.NetworkInterface</text:span></text:span></text:a></text:p>
      <text:p text:style-name="Standard"/>
      <text:p text:style-name="Standard">List of properties:</text:p>
      <text:p text:style-name="Standard"/>
      <text:p text:style-name="Standard"><text:span text:style-name="Code_20_char">ipv4.addresses</text:span> : space-separated list of IPV4 addresses with associated host in the format ipv4_address|host_name</text:p>
      <text:p text:style-name="Standard"><text:span text:style-name="Code_20_char">ipv6.addresses</text:span> : space-separated list of IPV6 addresses with associated host in the format ipv6_address|host_name</text:p>
      <text:p text:style-name="Standard"/>
      <text:p text:style-name="Standard">Example:</text:p>
      <text:p text:style-name="Standard"/>
      <text:p text:style-name="Code_20_block"><text:s text:c="2"/>ipv4.addresses = 192.168.121.3|www.myhost.com 127.0.0.1|localhost 254.169.0.12|</text:p>
      <text:p text:style-name="Code_20_block"><text:s text:c="2"/>ipv6.addresses = 2001:0db8:85a3:08d3:1319:8a2e:0370:7334|www.myhost.com</text:p>
      <text:p text:style-name="Standard"/>
      <text:p text:style-name="Standard">Note: when a host name cannot be resolved, the right-hand part of the address, on the right of the "|" (pipe character) will be empty</text:p>
      <text:list xml:id="list35677037" text:continue-numbering="true" text:style-name="Outline">
        <text:list-item>
          <text:list>
            <text:list-item>
              <text:list>
                <text:list-item>
                  <text:h text:style-name="Heading_20_3"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iton. The storage space information is only available with Java 1.6 or later, as the related APIs did not exist before this version.</text:p>
      <text:p text:style-name="Standard"/>
      <text:p text:style-name="Standard">Related APIs:</text:p>
      <text:p text:style-name="Standard"/>
      <text:p text:style-name="Standard"><text:a xlink:type="simple" xlink:href="http://www.jppf.org/api-3/org/jppf/management/JPPFSystemInformation.html#getStorage()"><text:span text:style-name="Code_20_char"><text:span text:style-name="T1">JPPFSystemInformation.getStorage()</text:span></text:span></text:a></text:p>
      <text:p text:style-name="Standard"><text:a xlink:type="simple" xlink:href="http://www.jppf.org/api-3/org/jppf/utils/SystemUtils.html#getStorageInformation()"><text:span text:style-name="Code_20_char"><text:span text:style-name="T1">SystemUtils.getStorageInformation()</text:span></text:span></text:a></text:p>
      <text:p text:style-name="Standard"><text:a xlink:type="simple" xlink:href="http://download.oracle.com/javase/6/docs/api/java/io/File.html#getFreeSpace()"><text:span text:style-name="Code_20_char"><text:span text:style-name="T1">File.getFreeSpace()</text:span></text:span></text:a></text:p>
      <text:p text:style-name="Standard"><text:a xlink:type="simple" xlink:href="http://download.oracle.com/javase/6/docs/api/java/io/File.html#getTotalSpace()"><text:span text:style-name="Code_20_char"><text:span text:style-name="T1">File.getTotalSpace()</text:span></text:span></text:a></text:p>
      <text:p text:style-name="Standard"><text:a xlink:type="simple" xlink:href="http://download.oracle.com/javase/6/docs/api/java/io/File.html#getUsableSpace()"><text:span text:style-name="Code_20_char"><text:span text:style-name="T1">File.getUsableSpace()</text:span></text:span></text:a></text:p>
      <text:p text:style-name="Standard"/>
      <text:p text:style-name="Standard">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2">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35680242" text:continue-numbering="true" text:style-name="Outline">
        <text:list-item>
          <text:list>
            <text:list-item>
              <text:h text:style-name="P4" text:outline-level="2">Execution policy XML schema</text:h>
            </text:list-item>
          </text:list>
        </text:list-item>
      </text:list>
      <text:p text:style-name="Standard"/>
      <text:p text:style-name="Code_20_block"><text:s text:c="2"/>&lt;?xml version="1.0" encoding="UTF-8"?&gt;<text:line-break/> <text:s/><text:line-break/> <text:s/><text:span text:style-name="T5">&lt;!--<text:line-break/> <text:s text:c="3"/>JPPF.<text:line-break/> <text:s text:c="4"/>Copyright (C) 2005-2010 JPPF Team. <text:line-break/> <text:s text:c="3"/>http://www.jppf.org<text:line-break/> <text:s/><text:line-break/> <text:s text:c="3"/>Licensed under the Apache License, Version 2.0 (the "License");<text:line-break/> <text:s text:c="3"/>you may not use this file except in compliance with the License.<text:line-break/> <text:s text:c="3"/>You may obtain a copy of the License at<text:line-break/> <text:s/><text:line-break/> <text:s text:c="6"/>http://www.apache.org/licenses/LICENSE-2.0<text:line-break/> <text:s/><text:line-break/> <text:s text:c="3"/>Unless required by applicable law or agreed to in writing, software<text:line-break/> <text:s text:c="3"/>distributed under the License is distributed on an "AS IS" BASIS,<text:line-break/> <text:s text:c="3"/>WITHOUT WARRANTIES OR CONDITIONS OF ANY KIND, either express or implied.<text:line-break/> <text:s text:c="3"/>See the License for the specific language governing permissions and<text:line-break/> <text:s text:c="3"/>limitations under the License.<text:line-break/> <text:s/>--&gt;</text:span><text:line-break/> <text:s/><text:line-break/> <text:s/>&lt;schema xmlns="http://www.w3.org/2001/XMLSchema"<text:line-break/> <text:s text:c="3"/>xmlns:jppf="http://www.jppf.org/schemas/ExecutionPolicy.xsd"<text:line-break/> <text:s text:c="3"/>targetNamespace="http://www.jppf.org/schemas/ExecutionPolicy.xsd"<text:line-break/> <text:s text:c="3"/>elementFormDefault="unqualified"<text:line-break/> <text:s text:c="3"/>attributeFormDefault="unqualified"</text:p>
      <text:p text:style-name="Code_20_block"><text:s text:c="2"/>&gt;<text:line-break/> <text:s/><text:line-break/> <text:s text:c="3"/>&lt;element name="ExecutionPolicy" type="jppf:OneRuleType"/&gt;<text:line-break/> <text:s/><text:line-break/> <text:s text:c="3"/>&lt;group name="Rule"&gt;<text:line-break/> <text:s text:c="5"/>&lt;choice&gt;<text:line-break/> <text:s text:c="7"/>&lt;element name="NOT" type="jppf:OneRuleType"/&gt;<text:line-break/> <text:s text:c="7"/>&lt;element name="AND" type="jppf:TwoOrMoreRulesType"/&gt;<text:line-break/> <text:s text:c="7"/>&lt;element name="OR" type="jppf:TwoOrMoreRulesType"/&gt;<text:line-break/> <text:s text:c="7"/>&lt;element name="XOR" type="jppf:TwoOrMoreRulesType"/&gt;<text:line-break/> <text:s text:c="7"/>&lt;element name="LessThan" type="jppf:Numeric2Type"/&gt;<text:line-break/> <text:s text:c="7"/>&lt;element name="AtMost" type="jppf:Numeric2Type"/&gt;<text:line-break/> <text:s text:c="7"/>&lt;element name="MoreThan" type="jppf:Numeric2Type"/&gt;<text:line-break/> <text:s text:c="7"/>&lt;element name="AtLeast" type="jppf:Numeric2Type"/&gt;<text:line-break/> <text:s text:c="7"/>&lt;element name="BetweenII" type="jppf:Numeric3Type"/&gt;<text:line-break/> <text:s text:c="7"/>&lt;element name="BetweenIE" type="jppf:Numeric3Type"/&gt;<text:line-break/> <text:s text:c="7"/>&lt;element name="BetweenEI" type="jppf:Numeric3Type"/&gt;<text:line-break/> <text:s text:c="7"/>&lt;element name="BetweenEE" type="jppf:Numeric3Type"/&gt;<text:line-break/> <text:s text:c="7"/>&lt;element name="Equal" type="jppf:EqualType"/&gt;<text:line-break/> <text:s text:c="7"/>&lt;element name="Contains" type="jppf:ContainsType"/&gt;<text:line-break/> <text:s text:c="7"/>&lt;element name="OneOf" type="jppf:OneOfType"/&gt;<text:line-break/> <text:s text:c="7"/>&lt;element name="RegExp" type="jppf:RegExpType"/&gt;<text:line-break/> <text:s text:c="7"/>&lt;element name="CustomRule" type="jppf:CustomRuleType"/&gt;<text:line-break/> <text:s text:c="5"/>&lt;/choice&gt;<text:line-break/> <text:s text:c="3"/>&lt;/group&gt;<text:line-break/> <text:s/><text:line-break/> <text:s text:c="3"/>&lt;complexType name="OneRuleType"&gt;<text:line-break/> <text:s text:c="5"/>&lt;sequence&gt;<text:line-break/> <text:s text:c="7"/>&lt;group ref="jppf:Rule"/&gt;<text:line-break/> <text:s text:c="5"/>&lt;/sequence&gt;<text:line-break/> <text:s text:c="3"/>&lt;/complexType&gt;<text:line-break/> <text:s/><text:line-break/> <text:s text:c="3"/>&lt;complexType name="TwoOrMoreRulesType"&gt;<text:line-break/> <text:s text:c="5"/>&lt;sequence minOccurs="2" maxOccurs="unbounded"&gt;<text:line-break/> <text:s text:c="7"/>&lt;group ref="jppf:Rule"/&gt;<text:line-break/> <text:s text:c="5"/>&lt;/sequence&gt;<text:line-break/> <text:s text:c="3"/>&lt;/complexType&gt;<text:line-break/> <text:s/></text:p>
      <text:p text:style-name="Code_20_block"><text:s text:c="2"/></text:p>
      <text:p text:style-name="Code_20_block"><text:s text:c="2"/><text:line-break/><text:soft-page-break/> <text:s text:c="3"/><text:span text:style-name="T5">&lt;!-- test of type "property_value is less than value" --&gt;</text:span><text:line-break/> <text:s text:c="3"/>&lt;complexType name="Numeric2Type"&gt;<text:line-break/> <text:s text:c="5"/>&lt;sequence&gt;<text:line-break/> <text:s text:c="7"/>&lt;element name="Property" type="string"/&gt;<text:line-break/> <text:s text:c="7"/>&lt;element name="Value" type="double"/&gt;<text:line-break/> <text:s text:c="5"/>&lt;/sequence&gt;<text:line-break/> <text:s text:c="3"/>&lt;/complexType&gt;<text:line-break/> <text:s/><text:line-break/> <text:s text:c="3"/><text:span text:style-name="T5">&lt;!-- test of type "property_value is in range [a, b]" --&gt;</text:span><text:line-break/> <text:s text:c="3"/>&lt;complexType name="Numeric3Type"&gt;<text:line-break/> <text:s text:c="5"/>&lt;sequence&gt;<text:line-break/> <text:s text:c="7"/>&lt;element name="Property" type="string"/&gt;<text:line-break/> <text:s text:c="7"/>&lt;element name="Value" type="double" minOccurs="2" maxOccurs="2"/&gt;<text:line-break/> <text:s text:c="5"/>&lt;/sequence&gt;<text:line-break/> <text:s text:c="3"/>&lt;/complexType&gt;<text:line-break/> <text:s/><text:line-break/> <text:s text:c="3"/><text:span text:style-name="T5">&lt;!-- test of type "property_value is equal to value" --&gt;</text:span><text:line-break/> <text:s text:c="3"/>&lt;complexType name="EqualType"&gt;<text:line-break/> <text:s text:c="5"/>&lt;sequence&gt;<text:line-break/> <text:s text:c="7"/>&lt;element name="Property" type="string"/&gt;<text:line-break/> <text:s text:c="7"/>&lt;element name="Value" type="string"/&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11"/>&lt;enumeration value="boolean"/&gt;<text:line-break/> <text:s text:c="9"/>&lt;/restriction&gt;<text:line-break/> <text:s text:c="7"/>&lt;/simpleType&gt;<text:line-break/> <text:s text:c="5"/>&lt;/attribute&gt;<text:line-break/> <text:s text:c="5"/>&lt;attribute name="ignoreCase" type="jppf:TrueFalse"</text:p>
      <text:p text:style-name="Code_20_block"><text:s text:c="7"/>use="optional" default="false"/&gt;<text:line-break/> <text:s text:c="3"/>&lt;/complexType&gt;<text:line-break/> <text:s/><text:line-break/> <text:s text:c="3"/><text:span text:style-name="T5">&lt;!-- test of type "property_value contains substring" --&gt;</text:span><text:line-break/> <text:s text:c="3"/>&lt;complexType name="ContainsType"&gt;<text:line-break/> <text:s text:c="5"/>&lt;sequence&gt;<text:line-break/> <text:s text:c="7"/>&lt;element name="Property" type="string"/&gt;<text:line-break/> <text:s text:c="7"/>&lt;element name="Value" type="string"/&gt;<text:line-break/> <text:s text:c="5"/>&lt;/sequence&gt;<text:line-break/> <text:s text:c="5"/>&lt;attribute name="ignoreCase" type="jppf:TrueFalse"</text:p>
      <text:p text:style-name="Code_20_block"><text:s text:c="7"/>use="optional" default="false"/&gt;<text:line-break/> <text:s text:c="3"/>&lt;/complexType&gt;<text:line-break/> <text:s/><text:line-break/> <text:s text:c="3"/><text:span text:style-name="T5">&lt;!-- test of type "property_value is one of { value1, ... , valueN } " --&gt;</text:span><text:line-break/> <text:s text:c="3"/>&lt;complexType name="OneOfType"&gt;<text:line-break/> <text:s text:c="5"/>&lt;sequence&gt;<text:line-break/> <text:s text:c="7"/>&lt;element name="Property" type="string"/&gt;<text:line-break/> <text:s text:c="7"/>&lt;element name="Value" type="string" maxOccurs="unbounded"/&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9"/>&lt;/restriction&gt;<text:line-break/> <text:s text:c="7"/>&lt;/simpleType&gt;<text:line-break/> <text:s text:c="5"/>&lt;/attribute&gt;<text:line-break/> <text:s text:c="5"/>&lt;attribute name="ignoreCase" type="jppf:TrueFalse"</text:p>
      <text:p text:style-name="Code_20_block"><text:s text:c="8"/>use="optional" default="false"/&gt;<text:line-break/> <text:s text:c="3"/>&lt;/complexType&gt;<text:line-break/> <text:s/></text:p>
      <text:p text:style-name="Code_20_block"><text:s text:c="2"/></text:p>
      <text:p text:style-name="Code_20_block"><text:s text:c="2"/></text:p>
      <text:p text:style-name="Code_20_block"><text:s text:c="2"/></text:p>
      <text:p text:style-name="Code_20_block"><text:s text:c="2"/></text:p>
      <text:p text:style-name="Code_20_block"><text:s text:c="2"/></text:p>
      <text:p text:style-name="Code_20_block"><text:s text:c="2"/><text:line-break/><text:soft-page-break/> <text:s text:c="3"/><text:span text:style-name="T5">&lt;!-- test of type "property_value matches regular_expression " --&gt;</text:span><text:line-break/> <text:s text:c="3"/>&lt;complexType name="RegExpType"&gt;<text:line-break/> <text:s text:c="5"/>&lt;sequence&gt;<text:line-break/> <text:s text:c="7"/>&lt;element name="Property" type="string"/&gt;<text:line-break/> <text:s text:c="7"/>&lt;element name="Value" type="string"/&gt;<text:line-break/> <text:s text:c="5"/>&lt;/sequence&gt;<text:line-break/> <text:s text:c="3"/>&lt;/complexType&gt;<text:line-break/> <text:s/><text:line-break/> <text:s text:c="3"/>&lt;simpleType name="TrueFalse"&gt;<text:line-break/> <text:s text:c="5"/>&lt;restriction base="string"&gt;<text:line-break/> <text:s text:c="7"/>&lt;enumeration value="true"/&gt;<text:line-break/> <text:s text:c="7"/>&lt;enumeration value="false"/&gt;<text:line-break/> <text:s text:c="5"/>&lt;/restriction&gt;<text:line-break/> <text:s text:c="3"/>&lt;/simpleType&gt;<text:line-break/> <text:s/><text:line-break/> <text:s text:c="3"/>&lt;complexType name="CustomRuleType"&gt;<text:line-break/> <text:s text:c="5"/>&lt;sequence&gt;<text:line-break/> <text:s text:c="7"/>&lt;element name="Arg" type="string" minOccurs="0" maxOccurs="unbounded"/&gt;<text:line-break/> <text:s text:c="5"/>&lt;/sequence&gt;<text:line-break/> <text:s text:c="5"/>&lt;attribute name="class" type="string"/&gt;<text:line-break/> <text:s text:c="3"/>&lt;/complexType&gt;<text:line-break/> <text:s/><text:line-break/> <text:s/>&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H8M30S</meta:editing-duration>
    <meta:editing-cycles>20</meta:editing-cycles>
    <meta:generator>LibreOffice/3.4$Win32 LibreOffice_project/340m1$Build-402</meta:generator>
    <meta:creation-date>2009-11-09T06:38:14.61</meta:creation-date>
    <dc:date>2012-01-07T15:54:05.93</dc:date>
    <meta:document-statistic meta:table-count="0" meta:image-count="0" meta:object-count="0" meta:page-count="11" meta:paragraph-count="415" meta:word-count="2198" meta:character-count="20027" meta:non-whitespace-character-count="1680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